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6.png"/>
  <manifest:file-entry manifest:media-type="image/png" manifest:full-path="Pictures/image7.png"/>
  <manifest:file-entry manifest:media-type="image/png" manifest:full-path="Pictures/image4.png"/>
  <manifest:file-entry manifest:media-type="image/png" manifest:full-path="Pictures/image8.png"/>
  <manifest:file-entry manifest:media-type="image/png" manifest:full-path="Pictures/image3.png"/>
  <manifest:file-entry manifest:media-type="image/png" manifest:full-path="Pictures/image5.png"/>
  <manifest:file-entry manifest:media-type="image/png" manifest:full-path="Pictures/image2.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family="仿宋" fo:font-size="12.000000000000000pt"/>
    </style:style>
    <style:style style:name="T21" style:family="text">
      <style:text-properties fo:font-family="Sans" fo:font-size="9.000000000000000pt"/>
    </style:style>
    <style:style style:name="T22" style:family="text">
      <style:text-properties fo:font-family="仿宋" fo:font-size="11.000000000000000pt"/>
    </style:style>
    <style:style style:name="T23" style:family="text">
      <style:text-properties fo:font-family="仿宋" fo:font-size="10.000000000000000pt"/>
    </style:style>
    <style:style style:name="T24" style:family="text">
      <style:text-properties fo:font-size="10.000000000000000pt" fo:font-weight="normal"/>
    </style:style>
    <style:style style:name="T25"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3" xml:id="shape-3" draw:id="shape-3" draw:z-index="0" svg:width="124.13625078741pt" svg:height="99.30900062993pt" text:anchor-type="as-char"><draw:image xlink:type="simple" xlink:show="embed" xlink:actuate="onLoad" xlink:href="Pictures/image2.png"/></draw:frame><draw:frame draw:style-name="gr3" xml:id="shape-4" draw:id="shape-4" draw:z-index="0" svg:width="120.21944997430pt" svg:height="99.31588196174pt" text:anchor-type="as-char"><draw:image xlink:type="simple" xlink:show="embed" xlink:actuate="onLoad" xlink:href="Pictures/image3.png"/></draw:frame></text:p>
      <text:p text:style-name="P5"><draw:frame draw:style-name="gr3" xml:id="shape-5" draw:id="shape-5" draw:z-index="0" svg:width="219.19541712616pt" svg:height="193.80280473669pt" text:anchor-type="as-char"><draw:image xlink:type="simple" xlink:show="embed" xlink:actuate="onLoad" xlink:href="Pictures/image4.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3" xml:id="shape-6" draw:id="shape-6" draw:z-index="0" svg:width="69.83249606823pt" svg:height="24.41855254673pt" svg:x="0.00000000000pt" svg:y="-9.21295356473pt" text:anchor-type="as-char"><draw:image xlink:type="simple" xlink:show="embed" xlink:actuate="onLoad" xlink:href="Pictures/image5.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3" xml:id="shape-7" draw:id="shape-7" draw:z-index="0" svg:width="480.15560584228pt" svg:height="11.57001459861pt" svg:x="0.00000000000pt" svg:y="-12.98137877761pt" text:anchor-type="as-char"><draw:image xlink:type="simple" xlink:show="embed" xlink:actuate="onLoad" xlink:href="Pictures/image6.png"/></draw:frame></text:p>
      <text:p text:style-name="P14"/>
      <text:h text:outline-level="2" text:style-name="P11"><text:span text:style-name="T9">工具区</text:span></text:h>
      <text:h text:outline-level="3" text:style-name="P12">导航区索引没有序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3" xml:id="shape-8" draw:id="shape-8" draw:z-index="0" svg:width="184.12614881453pt" svg:height="126.35187252834pt" text:anchor-type="as-char"><draw:image xlink:type="simple" xlink:show="embed" xlink:actuate="onLoad" xlink:href="Pictures/image7.png"/></draw:frame><text:s text:c="25"/><draw:frame draw:style-name="gr3" xml:id="shape-9" draw:id="shape-9" draw:z-index="0" svg:width="68.61958097922pt" svg:height="440.57618815629pt" text:anchor-type="as-char"><draw:image xlink:type="simple" xlink:show="embed" xlink:actuate="onLoad" xlink:href="Pictures/image8.png"/></draw:frame></text:p>
      <text:p text:style-name="P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20">Qtcreator<text:s/></text:span></text:h>
      <text:p text:style-name="P5"><text:span text:style-name="T10">C:\Qt\AStyle\bin\AStyle.exe</text:span></text:p>
      <text:p text:style-name="P5"><text:span text:style-name="T21">style=ansi</text:span></text:p>
      <text:p text:style-name="P6"><text:span text:style-name="T21">add-braces</text:span></text:p>
      <text:p text:style-name="P6"><text:span text:style-name="T21">indent-switches</text:span></text:p>
      <text:p text:style-name="P6"/>
      <text:h text:outline-level="2" text:style-name="P11"><text:span text:style-name="T22">遇到的设置问题</text:span></text:h>
      <text:h text:outline-level="3" text:style-name="P12"><text:span text:style-name="T23">调试速度</text:span></text:h>
      <text:p text:style-name="P5"><text:span text:style-name="T23">Options/Build&amp;Run/General: 取消Always deploy project before running it</text:span></text:p>
      <text:p text:style-name="P5"/>
      <text:h text:outline-level="3" text:style-name="P12"><text:span text:style-name="T24">配置修改问题</text:span></text:h>
      <text:p text:style-name="P5"><text:span text:style-name="T25">不要轻易修改 Options/Debugger/CDB: Use Python dumper 取消会出现无法调试问题，需要删除</text:span></text:p>
      <text:p text:style-name="P5"><text:span text:style-name="T25">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Head_201" style:default-outline-level="1" style:display-name="Head 1" style:family="paragraph" style:next-style-name="Standard">
      <style:text-properties fo:font-size="20.000000000000000pt" fo:font-weight="bold"/>
    </style:style>
    <style:style style:name="Bullet_20List" style:display-name="Bullet List" style:family="paragraph" style:list-style-name="L6">
      <style:text-properties fo:font-size="12.000000000000000pt"/>
    </style:style>
    <style:style style:name="Standard" style:display-name="Standard" style:family="paragraph">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Alphabetical_20List" style:display-name="Alphabetical List" style:family="paragraph" style:list-style-name="L5">
      <style:text-properties fo:font-size="12.000000000000000pt"/>
    </style:style>
    <style:style style:name="Enumerated_20List" style:display-name="Enumerated List" style:family="paragraph" style:list-style-name="L4">
      <style:text-properties fo:font-size="12.000000000000000pt"/>
    </style:style>
    <style:style style:name="A1" style:display-name="A1" style:family="paragraph">
      <style:text-properties fo:color="#000000" fo:font-family="Sans Serif" fo:font-size="12.000000000000000pt"/>
    </style:style>
    <style:style style:name="Head_203" style:default-outline-level="3" style:display-name="Head 3" style:family="paragraph" style:next-style-name="Standard">
      <style:text-properties fo:font-size="12.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0</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166</meta:editing-cycles>
    <dc:date>2021-07-31T16:16:19</dc:date>
    <meta:creation-date>2008-08-22T11:41:04</meta:creation-date>
  </office:meta>
</office:document-meta>
</file>